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S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4-12T14:48:09</meta:creation-date>
    <dc:date>2014-04-12T14:48:35</dc:date>
    <dc:creator>Asus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3"/>
    <meta:generator>LibreOffice/3.5$Linux_x86 LibreOffice_project/350m1$Build-2</meta:generator>
  </office:meta>
</office:document-meta>
</file>